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4pt" officeooo:rsid="0011973d" officeooo:paragraph-rsid="0011973d"/>
    </style:style>
    <style:style style:name="P2" style:family="paragraph" style:parent-style-name="Standard">
      <style:paragraph-properties fo:text-align="start" style:justify-single-word="false"/>
      <style:text-properties fo:font-size="14pt" fo:font-weight="bold" officeooo:rsid="00135623" officeooo:paragraph-rsid="00135623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fo:font-weight="bold" officeooo:rsid="00143eae" officeooo:paragraph-rsid="00143eae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4pt" fo:font-weight="bold" officeooo:rsid="002589e6" officeooo:paragraph-rsid="002589e6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4pt" fo:font-weight="bold" officeooo:rsid="00274e62" officeooo:paragraph-rsid="00274e62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4pt" fo:font-style="normal" fo:font-weight="bold" officeooo:rsid="0023968c" officeooo:paragraph-rsid="0023968c" style:font-style-asian="normal" style:font-weight-asian="bold" style:font-style-complex="normal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4pt" fo:font-style="normal" fo:font-weight="bold" officeooo:rsid="002da596" officeooo:paragraph-rsid="002da596" style:font-style-asian="normal" style:font-weight-asian="bold" style:font-style-complex="normal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16pt" officeooo:rsid="0011973d" officeooo:paragraph-rsid="0011973d"/>
    </style:style>
    <style:style style:name="P9" style:family="paragraph" style:parent-style-name="Standard" style:list-style-name="L1">
      <style:paragraph-properties fo:text-align="start" style:justify-single-word="false"/>
      <style:text-properties fo:font-size="12pt" fo:font-weight="normal" officeooo:rsid="00143eae" officeooo:paragraph-rsid="00143eae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143eae" officeooo:paragraph-rsid="00143eae" style:font-weight-asian="normal" style:font-weight-complex="normal"/>
    </style:style>
    <style:style style:name="P11" style:family="paragraph" style:parent-style-name="Standard" style:list-style-name="L2">
      <style:paragraph-properties fo:text-align="start" style:justify-single-word="false"/>
      <style:text-properties fo:font-size="12pt" fo:font-weight="normal" officeooo:rsid="0014a2c2" officeooo:paragraph-rsid="00175fe4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normal" officeooo:rsid="0014a2c2" officeooo:paragraph-rsid="00175fe4" style:font-weight-asian="normal" style:font-weight-complex="normal"/>
    </style:style>
    <style:style style:name="P13" style:family="paragraph" style:parent-style-name="Standard" style:list-style-name="L3">
      <style:paragraph-properties fo:text-align="start" style:justify-single-word="false"/>
      <style:text-properties fo:font-size="12pt" fo:font-weight="normal" officeooo:rsid="001903ed" officeooo:paragraph-rsid="001903ed" style:font-weight-asian="normal" style:font-weight-complex="normal"/>
    </style:style>
    <style:style style:name="P14" style:family="paragraph" style:parent-style-name="Standard" style:list-style-name="L8">
      <style:paragraph-properties fo:text-align="start" style:justify-single-word="false"/>
      <style:text-properties fo:font-size="12pt" fo:font-weight="normal" officeooo:rsid="00274e62" officeooo:paragraph-rsid="00274e62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fo:font-weight="normal" officeooo:rsid="00274e62" officeooo:paragraph-rsid="00274e62" style:font-weight-asian="normal" style:font-weight-complex="normal"/>
    </style:style>
    <style:style style:name="P16" style:family="paragraph" style:parent-style-name="Standard" style:list-style-name="L9">
      <style:paragraph-properties fo:text-align="start" style:justify-single-word="false"/>
      <style:text-properties fo:font-size="12pt" fo:font-weight="normal" officeooo:rsid="0029421c" officeooo:paragraph-rsid="0029421c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fo:font-style="normal" fo:font-weight="normal" officeooo:rsid="0020113a" officeooo:paragraph-rsid="0020113a" style:font-style-asian="normal" style:font-weight-asian="normal" style:font-style-complex="normal" style:font-weight-complex="normal"/>
    </style:style>
    <style:style style:name="P18" style:family="paragraph" style:parent-style-name="Standard" style:list-style-name="L5">
      <style:paragraph-properties fo:text-align="start" style:justify-single-word="false"/>
      <style:text-properties fo:font-size="12pt" fo:font-style="normal" fo:font-weight="normal" officeooo:rsid="0020aab8" officeooo:paragraph-rsid="0022231f" style:font-style-asian="normal" style:font-weight-asian="normal" style:font-style-complex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2pt" fo:font-style="normal" fo:font-weight="normal" officeooo:rsid="0020aab8" officeooo:paragraph-rsid="0022231f" style:font-style-asian="normal" style:font-weight-asian="normal" style:font-style-complex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2pt" fo:font-style="normal" fo:font-weight="normal" officeooo:rsid="0022231f" officeooo:paragraph-rsid="0022231f" style:font-style-asian="normal" style:font-weight-asian="normal" style:font-style-complex="normal" style:font-weight-complex="normal"/>
    </style:style>
    <style:style style:name="P21" style:family="paragraph" style:parent-style-name="Standard" style:list-style-name="L6">
      <style:paragraph-properties fo:text-align="start" style:justify-single-word="false"/>
      <style:text-properties fo:font-size="12pt" fo:font-style="normal" fo:font-weight="normal" officeooo:rsid="0022722f" officeooo:paragraph-rsid="0022722f" style:font-style-asian="normal" style:font-weight-asian="normal" style:font-style-complex="normal" style:font-weight-complex="normal"/>
    </style:style>
    <style:style style:name="P22" style:family="paragraph" style:parent-style-name="Standard" style:list-style-name="L6">
      <style:paragraph-properties fo:text-align="start" style:justify-single-word="false"/>
      <style:text-properties fo:font-size="12pt" fo:font-style="normal" fo:font-weight="normal" officeooo:rsid="0023968c" officeooo:paragraph-rsid="0023968c" style:font-style-asian="normal" style:font-weight-asian="normal" style:font-style-complex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2pt" fo:font-style="normal" fo:font-weight="normal" officeooo:rsid="0023968c" officeooo:paragraph-rsid="0023968c" style:font-style-asian="normal" style:font-weight-asian="normal" style:font-style-complex="normal" style:font-weight-complex="normal"/>
    </style:style>
    <style:style style:name="P24" style:family="paragraph" style:parent-style-name="Standard" style:list-style-name="L7">
      <style:paragraph-properties fo:text-align="start" style:justify-single-word="false"/>
      <style:text-properties fo:font-size="12pt" fo:font-style="normal" fo:font-weight="normal" officeooo:rsid="002589e6" officeooo:paragraph-rsid="002589e6" style:font-style-asian="normal" style:font-weight-asian="normal" style:font-style-complex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2pt" fo:font-style="normal" fo:font-weight="normal" officeooo:rsid="002589e6" officeooo:paragraph-rsid="002589e6" style:font-style-asian="normal" style:font-weight-asian="normal" style:font-style-complex="normal" style:font-weight-complex="normal"/>
    </style:style>
    <style:style style:name="P26" style:family="paragraph" style:parent-style-name="Standard" style:list-style-name="L10">
      <style:paragraph-properties fo:text-align="start" style:justify-single-word="false"/>
      <style:text-properties fo:font-size="12pt" fo:font-style="normal" fo:font-weight="normal" officeooo:rsid="002a82b5" officeooo:paragraph-rsid="002a82b5" style:font-style-asian="normal" style:font-weight-asian="normal" style:font-style-complex="normal" style:font-weight-complex="normal"/>
    </style:style>
    <style:style style:name="P27" style:family="paragraph" style:parent-style-name="Standard" style:list-style-name="L10">
      <style:paragraph-properties fo:text-align="start" style:justify-single-word="false"/>
      <style:text-properties fo:font-size="12pt" fo:font-style="normal" fo:font-weight="normal" officeooo:rsid="002ab504" officeooo:paragraph-rsid="002ab504" style:font-style-asian="normal" style:font-weight-asian="normal" style:font-style-complex="normal" style:font-weight-complex="normal"/>
    </style:style>
    <style:style style:name="P28" style:family="paragraph" style:parent-style-name="Standard" style:list-style-name="L10">
      <style:paragraph-properties fo:text-align="start" style:justify-single-word="false"/>
      <style:text-properties fo:font-size="12pt" fo:font-style="normal" fo:font-weight="normal" officeooo:rsid="002bcfd8" officeooo:paragraph-rsid="002bcfd8" style:font-style-asian="normal" style:font-weight-asian="normal" style:font-style-complex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2pt" fo:font-style="normal" fo:font-weight="normal" officeooo:rsid="002bcfd8" officeooo:paragraph-rsid="002bcfd8" style:font-style-asian="normal" style:font-weight-asian="normal" style:font-style-complex="normal" style:font-weight-complex="normal"/>
    </style:style>
    <style:style style:name="P30" style:family="paragraph" style:parent-style-name="Standard" style:list-style-name="L11">
      <style:paragraph-properties fo:text-align="start" style:justify-single-word="false"/>
      <style:text-properties fo:font-size="12pt" fo:font-style="normal" fo:font-weight="normal" officeooo:rsid="002f5290" officeooo:paragraph-rsid="002f5290" style:font-style-asian="normal" style:font-weight-asian="normal" style:font-style-complex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officeooo:paragraph-rsid="001ae314"/>
    </style:style>
    <style:style style:name="P32" style:family="paragraph" style:parent-style-name="Standard">
      <style:paragraph-properties fo:text-align="start" style:justify-single-word="false"/>
      <style:text-properties officeooo:paragraph-rsid="0029421c"/>
    </style:style>
    <style:style style:name="P33" style:family="paragraph" style:parent-style-name="Standard" style:list-style-name="L4">
      <style:paragraph-properties fo:text-align="start" style:justify-single-word="false"/>
      <style:text-properties fo:font-weight="normal" officeooo:rsid="001b2f5f" officeooo:paragraph-rsid="001b2f5f" style:font-weight-asian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weight="normal" officeooo:rsid="001b2f5f" officeooo:paragraph-rsid="001b2f5f" style:font-weight-asian="normal" style:font-weight-complex="normal"/>
    </style:style>
    <style:style style:name="P35" style:family="paragraph" style:parent-style-name="Standard" style:list-style-name="L4">
      <style:paragraph-properties fo:text-align="start" style:justify-single-word="false"/>
      <style:text-properties fo:font-weight="normal" officeooo:rsid="001d1e97" officeooo:paragraph-rsid="001d1e97" style:font-weight-asian="normal" style:font-weight-complex="normal"/>
    </style:style>
    <style:style style:name="P36" style:family="paragraph" style:parent-style-name="Standard" style:list-style-name="L4">
      <style:paragraph-properties fo:text-align="start" style:justify-single-word="false"/>
      <style:text-properties fo:font-weight="normal" officeooo:rsid="001d1e97" officeooo:paragraph-rsid="001e1f2d" style:font-weight-asian="normal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weight="normal" officeooo:rsid="001d1e97" officeooo:paragraph-rsid="001e1f2d" style:font-weight-asian="normal" style:font-weight-complex="normal"/>
    </style:style>
    <style:style style:name="P38" style:family="paragraph" style:parent-style-name="Standard">
      <style:paragraph-properties fo:text-align="start" style:justify-single-word="false"/>
      <style:text-properties fo:font-weight="normal" officeooo:rsid="001e1f2d" officeooo:paragraph-rsid="001e1f2d" style:font-weight-asian="normal" style:font-weight-complex="normal"/>
    </style:style>
    <style:style style:name="P39" style:family="paragraph" style:parent-style-name="Standard" style:list-style-name="L5">
      <style:paragraph-properties fo:text-align="start" style:justify-single-word="false"/>
      <style:text-properties fo:font-weight="normal" officeooo:rsid="0020113a" officeooo:paragraph-rsid="0020113a" style:font-weight-asian="normal" style:font-weight-complex="normal"/>
    </style:style>
    <style:style style:name="P40" style:family="paragraph" style:parent-style-name="Standard" style:list-style-name="L10">
      <style:paragraph-properties fo:text-align="start" style:justify-single-word="false"/>
      <style:text-properties fo:font-weight="normal" officeooo:rsid="002a82b5" officeooo:paragraph-rsid="002a82b5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fo:font-weight="bold" style:font-style-asian="normal" style:font-weight-asian="bold" style:font-style-complex="normal" style:font-weight-complex="bold"/>
    </style:style>
    <style:style style:name="T5" style:family="text">
      <style:text-properties fo:font-style="normal" fo:font-weight="bold" officeooo:rsid="00175fe4" style:font-style-asian="normal" style:font-weight-asian="bold" style:font-style-complex="normal" style:font-weight-complex="bold"/>
    </style:style>
    <style:style style:name="T6" style:family="text">
      <style:text-properties fo:font-size="12pt" fo:font-style="normal" fo:font-weight="normal" officeooo:rsid="001ae314" style:font-style-asian="normal" style:font-weight-asian="normal" style:font-style-complex="normal" style:font-weight-complex="normal"/>
    </style:style>
    <style:style style:name="T7" style:family="text">
      <style:text-properties fo:font-size="12pt" fo:font-style="normal" fo:font-weight="normal" officeooo:rsid="0029421c" style:font-style-asian="normal" style:font-weight-asian="normal" style:font-style-complex="normal" style:font-weight-complex="normal"/>
    </style:style>
    <style:style style:name="T8" style:family="text">
      <style:text-properties fo:font-size="12pt" fo:font-style="normal" fo:font-weight="bold" style:font-style-asian="normal" style:font-weight-asian="bold" style:font-style-complex="normal" style:font-weight-complex="bold"/>
    </style:style>
    <style:style style:name="T9" style:family="text">
      <style:text-properties fo:font-size="12pt" fo:font-style="normal" fo:font-weight="bold" officeooo:rsid="001ae314" style:font-style-asian="normal" style:font-weight-asian="bold" style:font-style-complex="normal" style:font-weight-complex="bold"/>
    </style:style>
    <style:style style:name="T10" style:family="text">
      <style:text-properties fo:font-size="12pt" fo:font-style="normal" fo:font-weight="bold" officeooo:rsid="001e1f2d" style:font-style-asian="normal" style:font-weight-asian="bold" style:font-style-complex="normal" style:font-weight-complex="bold"/>
    </style:style>
    <style:style style:name="T11" style:family="text">
      <style:text-properties fo:font-size="12pt" fo:font-style="normal" fo:font-weight="bold" officeooo:rsid="0029421c" style:font-style-asian="normal" style:font-weight-asian="bold" style:font-style-complex="normal" style:font-weight-complex="bold"/>
    </style:style>
    <style:style style:name="T12" style:family="text">
      <style:text-properties fo:font-size="12pt" fo:font-style="normal" style:font-style-asian="normal" style:font-style-complex="normal"/>
    </style:style>
    <style:style style:name="T13" style:family="text">
      <style:text-properties fo:font-size="12pt" fo:font-style="normal" officeooo:rsid="001ae314" style:font-style-asian="normal" style:font-style-complex="normal"/>
    </style:style>
    <style:style style:name="T14" style:family="text">
      <style:text-properties fo:font-size="12pt" fo:font-style="normal" officeooo:rsid="0029421c" style:font-style-asian="normal" style:font-style-complex="normal"/>
    </style:style>
    <style:style style:name="T15" style:family="text">
      <style:text-properties fo:font-size="12pt" fo:font-style="italic" fo:font-weight="bold" style:font-style-asian="italic" style:font-weight-asian="bold" style:font-style-complex="italic" style:font-weight-complex="bold"/>
    </style:style>
    <style:style style:name="T16" style:family="text">
      <style:text-properties fo:font-size="12pt" fo:font-style="italic" fo:font-weight="bold" officeooo:rsid="001ae314" style:font-style-asian="italic" style:font-weight-asian="bold" style:font-style-complex="italic" style:font-weight-complex="bold"/>
    </style:style>
    <style:style style:name="T17" style:family="text">
      <style:text-properties fo:font-size="12pt" fo:font-style="italic" fo:font-weight="bold" officeooo:rsid="0029421c" style:font-style-asian="italic" style:font-weight-asian="bold" style:font-style-complex="italic" style:font-weight-complex="bold"/>
    </style:style>
    <style:style style:name="T18" style:family="text">
      <style:text-properties fo:font-size="10pt" fo:font-style="italic" style:font-style-asian="italic" style:font-style-complex="italic"/>
    </style:style>
    <style:style style:name="T19" style:family="text">
      <style:text-properties fo:font-size="10pt" fo:font-style="italic" fo:font-weight="bold" style:font-style-asian="italic" style:font-weight-asian="bold" style:font-style-complex="italic" style:font-weight-complex="bold"/>
    </style:style>
    <style:style style:name="T20" style:family="text">
      <style:text-properties officeooo:rsid="002bcfd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Sending Form Data</text:p>
      <text:p text:style-name="P1"/>
      <text:p text:style-name="P2">Client/Server Architecture</text:p>
      <text:list xml:id="list3865662233" text:style-name="L1">
        <text:list-item>
          <text:p text:style-name="P9">The web uses a client/server architecture where the client sends a request to a server using the HTTP protocol. The server answers the request using the same protocol.</text:p>
        </text:list-item>
      </text:list>
      <text:p text:style-name="P10"/>
      <text:p text:style-name="P3">Client Side: Defining How to Send Data</text:p>
      <text:list xml:id="list3828653946" text:style-name="L2">
        <text:list-item>
          <text:p text:style-name="P11">The &lt;form&gt; data defines how the data will be sent. The two important attributes are <text:span text:style-name="T2">action</text:span><text:span text:style-name="T3"> and </text:span><text:span text:style-name="T2">method</text:span><text:span text:style-name="T3">.</text:span></text:p>
        </text:list-item>
      </text:list>
      <text:p text:style-name="P12"><text:span text:style-name="T4"/></text:p>
      <text:p text:style-name="P12"><text:span text:style-name="T5"><text:tab/></text:span><text:span text:style-name="T4">The </text:span><text:span text:style-name="T2">action</text:span><text:span text:style-name="T4"> attribute</text:span></text:p>
      <text:list xml:id="list1666508138" text:style-name="L3">
        <text:list-item>
          <text:p text:style-name="P13"><text:span text:style-name="T3">The </text:span><text:span text:style-name="T2">action</text:span><text:span text:style-name="T3"> attribute defines where the data gets sent.</text:span></text:p>
          <text:list>
            <text:list-item>
              <text:p text:style-name="P13"><text:span text:style-name="T3">Its value must be a valid relative or absolute URL.</text:span></text:p>
              <text:list>
                <text:list-item>
                  <text:p text:style-name="P13"><text:span text:style-name="T3">Relative URL: '/somewhere_else'</text:span></text:p>
                </text:list-item>
                <text:list-item>
                  <text:p text:style-name="P13"><text:span text:style-name="T3">Absolute URL: 'https://example.com'</text:span></text:p>
                </text:list-item>
              </text:list>
            </text:list-item>
            <text:list-item>
              <text:p text:style-name="P13"><text:span text:style-name="T3">The default value if not provided will be the URL of the page containing the form - the current page.</text:span></text:p>
              <text:p text:style-name="P13"><text:span text:style-name="T3"/></text:p>
            </text:list-item>
          </text:list>
        </text:list-item>
      </text:list>
      <text:p text:style-name="P31"><text:span text:style-name="T6"><text:tab/></text:span><text:span text:style-name="T9">The </text:span><text:span text:style-name="T16">method</text:span><text:span text:style-name="T9"> attributes</text:span></text:p>
      <text:list xml:id="list2263501318" text:style-name="L4">
        <text:list-item>
          <text:p text:style-name="P33"><text:span text:style-name="T13">T</text:span><text:span text:style-name="T12">he </text:span><text:span text:style-name="T15">method</text:span><text:span text:style-name="T8"> </text:span><text:span text:style-name="T12">attribute defines how data is sent.</text:span></text:p>
          <text:list>
            <text:list-item>
              <text:p text:style-name="P33"><text:span text:style-name="T12">HTML form data can be transmitted via a number of different methods, (GET, POST, etc.)</text:span></text:p>
            </text:list-item>
          </text:list>
        </text:list-item>
      </text:list>
      <text:p text:style-name="P34"><text:span text:style-name="T12"/></text:p>
      <text:list xml:id="list150540696629536" text:continue-numbering="true" text:style-name="L4">
        <text:list-item>
          <text:p text:style-name="P35"><text:span text:style-name="T12">Each time you want to reach a resource on the Web, the browsers sends a request to a URL. An HTTP request consists of two parts:</text:span></text:p>
          <text:list>
            <text:list-item>
              <text:p text:style-name="P35"><text:span text:style-name="T12">The header: A set of global metadata about the browser's capabilities</text:span></text:p>
            </text:list-item>
            <text:list-item>
              <text:p text:style-name="P36"><text:span text:style-name="T12">The body: Necessary information for the server to process the specific request.</text:span></text:p>
            </text:list-item>
          </text:list>
        </text:list-item>
      </text:list>
      <text:p text:style-name="P37"><text:span text:style-name="T10"/></text:p>
      <text:p text:style-name="P38"><text:span text:style-name="T8"><text:tab/><text:tab/>The </text:span><text:span text:style-name="T15">GET</text:span><text:span text:style-name="T8"> method</text:span></text:p>
      <text:list xml:id="list2355690359" text:style-name="L5">
        <text:list-item>
          <text:p text:style-name="P39"><text:span text:style-name="T12">The </text:span><text:span text:style-name="T15">GET</text:span><text:span text:style-name="T12"> method is used to ask the server to send back a given resource.</text:span></text:p>
          <text:p text:style-name="P39"><text:span text:style-name="T12"/></text:p>
        </text:list-item>
        <text:list-item>
          <text:p text:style-name="P39"><text:span text:style-name="T12">If a form is sent using this method, the data sent to the server is appended to the URL.</text:span></text:p>
          <text:list>
            <text:list-item>
              <text:p text:style-name="P39"><text:span text:style-name="T12">The URL will look like: </text:span><text:span text:style-name="T18">https://www.foo.com/?say=Hi&amp;to=Mom</text:span></text:p>
            </text:list-item>
          </text:list>
        </text:list-item>
      </text:list>
      <text:p text:style-name="P17"/>
      <text:list xml:id="list150540798588832" text:continue-numbering="true" text:style-name="L5">
        <text:list-item>
          <text:p text:style-name="P18">The data is appended to the URL as a series of name/value pairs.</text:p>
          <text:list>
            <text:list-item>
              <text:p text:style-name="P18">After the URL web address, there is a question mark (?) followed by name/value pairs, separated by an ampersand (&amp;).</text:p>
            </text:list-item>
          </text:list>
        </text:list-item>
      </text:list>
      <text:p text:style-name="P19"/>
      <text:p text:style-name="P20"><text:tab/><text:tab/><text:span text:style-name="T1">The </text:span><text:span text:style-name="T2">POST</text:span><text:span text:style-name="T1"> method</text:span></text:p>
      <text:list xml:id="list887822662" text:style-name="L6">
        <text:list-item>
          <text:p text:style-name="P21">The <text:span text:style-name="T2">POST</text:span> method is used to talk to the server when asking for a response that takes into account the data provided in the body of the HTTP request.</text:p>
          <text:p text:style-name="P21"/>
        </text:list-item>
        <text:list-item>
          <text:p text:style-name="P21">If a form is sent using this method, the data is appended to the body of the HTTP request.</text:p>
          <text:list>
            <text:list-item>
              <text:p text:style-name="P22">No data will be appended to the URL, rather, the data will be appended to the body.</text:p>
            </text:list-item>
          </text:list>
        </text:list-item>
      </text:list>
      <text:p text:style-name="P23"/>
      <text:p text:style-name="P6"><text:soft-page-break/>Viewing HTTP Requests</text:p>
      <text:list xml:id="list15516196" text:style-name="L7">
        <text:list-item>
          <text:p text:style-name="P24">HTTP requests can be viewed within the network tab of most browsers under headers.</text:p>
        </text:list-item>
        <text:list-item>
          <text:p text:style-name="P24">Never send sensitive information through GET requests as it will be in the URL.</text:p>
        </text:list-item>
      </text:list>
      <text:p text:style-name="P25"/>
      <text:p text:style-name="P25"/>
      <text:p text:style-name="P4"><text:span text:style-name="T3">Server Side: Retrieving The Data</text:span></text:p>
      <text:list xml:id="list4227069220" text:style-name="L8">
        <text:list-item>
          <text:p text:style-name="P14"><text:span text:style-name="T3">Whichever HTTP method is used, the server receives a string that will be parsed in order to get the data as a list of key/value pairs.</text:span></text:p>
        </text:list-item>
      </text:list>
      <text:p text:style-name="P15"><text:span text:style-name="T3"/></text:p>
      <text:p text:style-name="P5"><text:span text:style-name="T3">Sending Files</text:span></text:p>
      <text:list xml:id="list451545542" text:style-name="L9">
        <text:list-item>
          <text:p text:style-name="P16"><text:span text:style-name="T3">Sending files with HTML forms is a special case. Files are binary data, whereas all other data is text data. HTTP is a text protocol, therefore requiring special requirements for sending files.</text:span></text:p>
        </text:list-item>
      </text:list>
      <text:p text:style-name="P32"><text:span text:style-name="T7"/></text:p>
      <text:p text:style-name="P32"><text:span text:style-name="T7"><text:tab/></text:span><text:span text:style-name="T11">The </text:span><text:span text:style-name="T17">enctype</text:span><text:span text:style-name="T11"> attribute</text:span></text:p>
      <text:list xml:id="list1717699915" text:style-name="L10">
        <text:list-item>
          <text:p text:style-name="P40"><text:span text:style-name="T14">T</text:span><text:span text:style-name="T12">he </text:span><text:span text:style-name="T15">enctype</text:span><text:span text:style-name="T12"> attribute lets you specify the value of the Content-Type HTTP header included in the request generated when the form is submitted.</text:span></text:p>
          <text:list>
            <text:list-item>
              <text:p text:style-name="P40"><text:span text:style-name="T12">This header tells the server what kind of data is being sent.</text:span></text:p>
              <text:list>
                <text:list-item>
                  <text:p text:style-name="P40"><text:span text:style-name="T12">Default: </text:span><text:span text:style-name="T18">application/x-www-form-urlencoded</text:span></text:p>
                </text:list-item>
                <text:list-item>
                  <text:p text:style-name="P26">Send Files: <text:span text:style-name="T18">multipart/form-data</text:span></text:p>
                  <text:p text:style-name="P26"><text:span text:style-name="T18"/></text:p>
                </text:list-item>
              </text:list>
            </text:list-item>
          </text:list>
        </text:list-item>
        <text:list-item>
          <text:p text:style-name="P27">To send files, you need to take three extra steps:</text:p>
          <text:list>
            <text:list-item>
              <text:p text:style-name="P27">Set the <text:span text:style-name="T2">method</text:span> attribute to <text:span text:style-name="T2">POST</text:span>.</text:p>
            </text:list-item>
            <text:list-item>
              <text:p text:style-name="P27">Set the value of <text:span text:style-name="T2">enctype</text:span> to <text:span text:style-name="T19">multipart/form-data</text:span><text:span text:style-name="T20">.</text:span></text:p>
            </text:list-item>
            <text:list-item>
              <text:p text:style-name="P28">Include one or more <text:span text:style-name="T2">&lt;input type='file'&gt;</text:span> controls to allow users to select the file(s) that will be uploaded.</text:p>
            </text:list-item>
          </text:list>
        </text:list-item>
      </text:list>
      <text:p text:style-name="P29"/>
      <text:p text:style-name="P7">Security Issues</text:p>
      <text:list xml:id="list3253024679" text:style-name="L11">
        <text:list-item>
          <text:p text:style-name="P30">Never trust your users.</text:p>
          <text:list>
            <text:list-item>
              <text:p text:style-name="P30">Escape potentially dangerous characters.</text:p>
              <text:list>
                <text:list-item>
                  <text:p text:style-name="P30">Watch out for character sequences that looks like executable code.</text:p>
                </text:list-item>
              </text:list>
            </text:list-item>
            <text:list-item>
              <text:p text:style-name="P30">Limit the incoming amount of data to allow only what's necessary.</text:p>
            </text:list-item>
            <text:list-item>
              <text:p text:style-name="P30">Sandbox uploaded files.</text:p>
              <text:list>
                <text:list-item>
                  <text:p text:style-name="P30">Store them on a different server and allow access to the file only through a different subdomain, or a completely different domain.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1-01T14:28:30.863048091</meta:creation-date>
    <meta:generator>LibreOffice/6.4.7.2$Linux_X86_64 LibreOffice_project/40$Build-2</meta:generator>
    <meta:editing-cycles>0</meta:editing-cycles>
    <meta:editing-duration>P0D</meta:editing-duration>
    <meta:document-statistic meta:table-count="0" meta:image-count="0" meta:object-count="0" meta:page-count="2" meta:paragraph-count="54" meta:word-count="603" meta:character-count="3319" meta:non-whitespace-character-count="2801"/>
  </office:meta>
</office:document-meta>
</file>